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pectJTypeFilter.AspectJTypeFilter( String typePatternExpression ,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spectJTypeFilter.match( MetadataReader metadataReader , MetadataReaderFactory metadataRea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